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e5f9" officeooo:paragraph-rsid="0018e5f9"/>
    </style:style>
    <style:style style:name="P2" style:family="paragraph">
      <style:paragraph-properties style:text-autospace="none"/>
      <style:text-properties style:font-name="F" fo:font-size="12pt"/>
    </style:style>
    <style:style style:name="P3" style:family="paragraph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color="#0000ff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T2" style:family="text">
      <style:text-properties fo:color="#000000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T3" style:family="text">
      <style:text-properties fo:color="#2b91af" style:font-name="Consolas" fo:font-size="8pt" fo:font-weight="bold" style:font-name-asian="Consolas" style:font-size-asian="8pt" style:font-weight-asian="bold" style:font-name-complex="Consolas" style:font-size-complex="8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ff" style:font-name="Consolas" fo:font-size="6pt" fo:font-style="normal" fo:font-weight="bold" style:font-name-asian="Consolas" style:font-size-asian="6pt" style:font-style-asian="normal" style:font-weight-asian="bold" style:font-name-complex="Consolas" style:font-size-complex="6pt" style:font-style-complex="normal" style:font-weight-complex="bold"/>
    </style:style>
    <style:style style:name="T6" style:family="text">
      <style:text-properties fo:color="#000000" style:font-name="Consolas" fo:font-size="6pt" fo:font-style="normal" fo:font-weight="bold" style:font-name-asian="Consolas" style:font-size-asian="6pt" style:font-style-asian="normal" style:font-weight-asian="bold" style:font-name-complex="Consolas" style:font-size-complex="6pt" style:font-style-complex="normal" style:font-weight-complex="bold"/>
    </style:style>
    <style:style style:name="T7" style:family="text">
      <style:text-properties fo:color="#2b91af" style:font-name="Consolas" fo:font-size="6pt" fo:font-style="normal" fo:font-weight="bold" style:font-name-asian="Consolas" style:font-size-asian="6pt" style:font-style-asian="normal" style:font-weight-asian="bold" style:font-name-complex="Consolas" style:font-size-complex="6pt" style:font-style-complex="normal" style:font-weight-complex="bold"/>
    </style:style>
    <style:style style:name="T8" style:family="text"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9" style:family="text">
      <style:text-properties fo:color="#808080" style:font-name="Consolas" fo:font-size="6pt" fo:font-style="normal" fo:font-weight="bold" style:font-name-asian="Consolas" style:font-size-asian="6pt" style:font-style-asian="normal" style:font-weight-asian="bold" style:font-name-complex="Consolas" style:font-size-complex="6pt" style:font-style-complex="normal" style:font-weight-complex="bold"/>
    </style:style>
    <style:style style:name="T10" style:family="text">
      <style:text-properties fo:color="#008080" style:font-name="Consolas" fo:font-size="6pt" fo:font-style="normal" fo:font-weight="bold" style:font-name-asian="Consolas" style:font-size-asian="6pt" style:font-style-asian="normal" style:font-weight-asian="bold" style:font-name-complex="Consolas" style:font-size-complex="6pt" style:font-style-complex="normal" style:font-weight-complex="bold"/>
    </style:style>
    <style:style style:name="T11" style:family="text">
      <style:text-properties fo:color="#0000ff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12" style:family="text">
      <style:text-properties fo:color="#000000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13" style:family="text">
      <style:text-properties fo:color="#2b91af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14" style:family="text">
      <style:text-properties fo:color="#808080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15" style:family="text">
      <style:text-properties fo:font-size="7pt" fo:font-weight="bold" style:font-size-asian="7pt" style:font-weight-asian="bold" style:font-size-complex="7pt" style:font-weight-complex="bold"/>
    </style:style>
    <style:style style:name="T16" style:family="text">
      <style:text-properties fo:color="#008080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3.9465in" fo:min-width="4.8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3.73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3.0929in" fo:min-width="2.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9555in" fo:min-width="3.4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8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3.09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5.274in" svg:height="4.3732in" svg:x="0.8445in" svg:y="-0.6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style-name="gr2" draw:text-style-name="P4" svg:width="4.1858in" svg:height="3.7358in" svg:x="1.3791in" svg:y="-0.4126in"><draw:text-box><text:p text:style-name="P2"><text:span text:style-name="T1">private</text:span><text:span text:style-name="T2">:</text:span></text:p><text:p text:style-name="P2"><text:span text:style-name="T2"><text:tab/></text:span><text:span text:style-name="T2">std::</text:span><text:span text:style-name="T3">string</text:span><text:span text:style-name="T2"> locationName;</text:span></text:p><text:p text:style-name="P2"><text:span text:style-name="T2"><text:tab/></text:span><text:span text:style-name="T2">std::</text:span><text:span text:style-name="T3">vector</text:span><text:span text:style-name="T2">&lt;std::</text:span><text:span text:style-name="T3">shared_ptr</text:span><text:span text:style-name="T2">&lt;</text:span><text:span text:style-name="T3">Student</text:span><text:span text:style-name="T2">&gt;&gt; allStudents;</text:span></text:p><text:p text:style-name="P2"><text:span text:style-name="T1">public</text:span><text:span text:style-name="T2">:</text:span></text:p><text:p text:style-name="P2"><text:span text:style-name="T2"><text:tab/></text:span><text:span text:style-name="T2">std::</text:span><text:span text:style-name="T3">vector</text:span><text:span text:style-name="T2">&lt;std::</text:span><text:span text:style-name="T3">shared_ptr</text:span><text:span text:style-name="T2">&lt;</text:span><text:span text:style-name="T3">Item</text:span><text:span text:style-name="T2">&gt;&gt; allItems;</text:span></text:p><text:p text:style-name="P2"><text:span text:style-name="T2"><text:tab/></text:span><text:span text:style-name="T2">Library(std::</text:span><text:span text:style-name="T3">string</text:span><text:span text:style-name="T2">);</text:span></text:p><text:p text:style-name="P3"><text:span text:style-name="T4"><text:tab/></text:span><text:span text:style-name="T4">~Library();</text:span></text:p><text:p text:style-name="P2"><text:span text:style-name="T2"><text:tab/></text:span><text:span text:style-name="T1">void</text:span><text:span text:style-name="T2"> returnBook(std::</text:span><text:span text:style-name="T3">shared_ptr</text:span><text:span text:style-name="T2">&lt;</text:span><text:span text:style-name="T3">Item</text:span><text:span text:style-name="T2">&gt;);</text:span></text:p><text:p text:style-name="P2"><text:span text:style-name="T2"><text:tab/></text:span><text:span text:style-name="T1">void</text:span><text:span text:style-name="T2"> addStudent(std::</text:span><text:span text:style-name="T3">shared_ptr</text:span><text:span text:style-name="T2">&lt;</text:span><text:span text:style-name="T3">Student</text:span><text:span text:style-name="T2">&gt;);</text:span></text:p><text:p text:style-name="P2"><text:span text:style-name="T2"><text:tab/></text:span><text:span text:style-name="T1">void</text:span><text:span text:style-name="T2"> addItem(std::</text:span><text:span text:style-name="T3">shared_ptr</text:span><text:span text:style-name="T2">&lt;</text:span><text:span text:style-name="T3">Item</text:span><text:span text:style-name="T2">&gt;);</text:span></text:p><text:p text:style-name="P2"><text:span text:style-name="T2"><text:tab/></text:span><text:span text:style-name="T1">bool</text:span><text:span text:style-name="T2"> bookExists(std::</text:span><text:span text:style-name="T3">string</text:span><text:span text:style-name="T2">);</text:span></text:p><text:p text:style-name="P2"><text:span text:style-name="T2"><text:tab/></text:span><text:span text:style-name="T1">bool</text:span><text:span text:style-name="T2"> studentExists(</text:span><text:span text:style-name="T1">int</text:span><text:span text:style-name="T2">);</text:span></text:p><text:p text:style-name="P2"><text:span text:style-name="T2"><text:tab/></text:span><text:span text:style-name="T2">std::</text:span><text:span text:style-name="T3">string</text:span><text:span text:style-name="T2"> displayAll();</text:span></text:p><text:p text:style-name="P2"><text:span text:style-name="T2"><text:tab/></text:span><text:span text:style-name="T2">std::</text:span><text:span text:style-name="T3">string</text:span><text:span text:style-name="T2"> displayItems();</text:span></text:p><text:p text:style-name="P2"><text:span text:style-name="T2"><text:tab/></text:span><text:span text:style-name="T2">std::</text:span><text:span text:style-name="T3">string</text:span><text:span text:style-name="T2"> displayStudents();</text:span></text:p><text:p text:style-name="P2"><text:span text:style-name="T2"><text:tab/></text:span><text:span text:style-name="T2">std::</text:span><text:span text:style-name="T3">string</text:span><text:span text:style-name="T2"> getLocationName() { </text:span><text:span text:style-name="T1">return</text:span><text:span text:style-name="T2"> locationName; };</text:span></text:p><text:p text:style-name="P2"><text:span text:style-name="T2"><text:tab/></text:span><text:span text:style-name="T2">std::</text:span><text:span text:style-name="T3">shared_ptr</text:span><text:span text:style-name="T2">&lt;</text:span><text:span text:style-name="T3">Student</text:span><text:span text:style-name="T2">&gt; findStudent(</text:span><text:span text:style-name="T1">int</text:span><text:span text:style-name="T2">);</text:span></text:p><text:p text:style-name="P2"><text:span text:style-name="T2"><text:tab/></text:span><text:span text:style-name="T2">std::</text:span><text:span text:style-name="T3">shared_ptr</text:span><text:span text:style-name="T2">&lt;</text:span><text:span text:style-name="T3">Student</text:span><text:span text:style-name="T2">&gt; findStudentyByIndex(</text:span><text:span text:style-name="T1">int</text:span><text:span text:style-name="T2">);</text:span></text:p><text:p text:style-name="P2"><text:span text:style-name="T2"><text:tab/></text:span><text:span text:style-name="T2">std::</text:span><text:span text:style-name="T3">shared_ptr</text:span><text:span text:style-name="T2">&lt;</text:span><text:span text:style-name="T3">Item</text:span><text:span text:style-name="T2">&gt; findItem(std::</text:span><text:span text:style-name="T3">string</text:span><text:span text:style-name="T2">);</text:span></text:p><text:p text:style-name="P2"><text:span text:style-name="T2"><text:tab/></text:span><text:span text:style-name="T2">std::</text:span><text:span text:style-name="T3">shared_ptr</text:span><text:span text:style-name="T2">&lt;</text:span><text:span text:style-name="T3">Item</text:span><text:span text:style-name="T2">&gt; findItemByIndex(</text:span><text:span text:style-name="T1">int</text:span><text:span text:style-name="T2">);</text:span></text:p><text:p text:style-name="P2"><text:span text:style-name="T2"><text:tab/></text:span><text:span text:style-name="T1">int</text:span><text:span text:style-name="T2"> findItemIndex(std::</text:span><text:span text:style-name="T3">string</text:span><text:span text:style-name="T2">);</text:span></text:p><text:p text:style-name="P2"><text:span text:style-name="T2"><text:tab/></text:span><text:span text:style-name="T1">int</text:span><text:span text:style-name="T2"> findStudentIndex(</text:span><text:span text:style-name="T1">int</text:span><text:span text:style-name="T2">);</text:span></text:p><text:p text:style-name="P2"><text:span text:style-name="T2"><text:tab/></text:span><text:span text:style-name="T1">void</text:span><text:span text:style-name="T2"> deleteItem(std::</text:span><text:span text:style-name="T3">string</text:span><text:span text:style-name="T2">);</text:span></text:p><text:p text:style-name="P2"><text:span text:style-name="T2"><text:tab/></text:span><text:span text:style-name="T1">void</text:span><text:span text:style-name="T2"> deleteStudent(</text:span><text:span text:style-name="T1">int</text:span><text:span text:style-name="T2">);</text:span></text:p><text:p text:style-name="P2"><text:span text:style-name="T2"><text:tab/></text:span><text:span text:style-name="T1">int</text:span><text:span text:style-name="T2"> getAllItemSize() { </text:span><text:span text:style-name="T1">return</text:span><text:span text:style-name="T2"> allItems.size(); };</text:span></text:p><text:p text:style-name="P2"><text:span text:style-name="T2"><text:tab/></text:span><text:span text:style-name="T1">int</text:span><text:span text:style-name="T2"> getAllStudentSize() { </text:span><text:span text:style-name="T1">return</text:span><text:span text:style-name="T2"> allStudents.size(); };</text:span></text:p><text:p text:style-name="P2"><text:span text:style-name="T2"><text:tab/></text:span><text:span text:style-name="T1">void</text:span><text:span text:style-name="T2"> printBookList();</text:span></text:p></draw:text-box></draw:frame><draw:frame text:anchor-type="paragraph" draw:z-index="2" draw:style-name="gr3" draw:text-style-name="P5" svg:width="3.9598in" svg:height="0.2913in" svg:x="1.5201in" svg:y="-0.6283in"><draw:text-box><text:p>LIBRARY CLASS</text:p></draw:text-box></draw:frame><draw:line text:anchor-type="paragraph" draw:z-index="3" draw:style-name="gr4" draw:text-style-name="P6" svg:x1="1.6232in" svg:y1="3.7445in" svg:x2="1.1634in" svg:y2="4.8146in"><text:p/></draw:line><draw:line text:anchor-type="paragraph" draw:z-index="4" draw:style-name="gr4" draw:text-style-name="P6" svg:x1="4.8984in" svg:y1="3.7445in" svg:x2="5.452in" svg:y2="4.6929in"><text:p/></draw:line><draw:custom-shape text:anchor-type="paragraph" draw:z-index="5" draw:style-name="gr5" svg:width="3.1157in" svg:height="3.3976in" svg:x="-0.4783in" svg:y="4.017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style-name="gr6" svg:width="3.8098in" svg:height="3.2752in" svg:x="3.6134in" svg:y="4.04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style-name="gr7" draw:text-style-name="P5" svg:width="2.7969in" svg:height="3.224in" svg:x="-0.3472in" svg:y="4.1673in"><draw:text-box><text:p>ITEM CLASS</text:p><text:p text:style-name="P2"><text:span text:style-name="T5">protected</text:span><text:span text:style-name="T6">:</text:span></text:p><text:p text:style-name="P2"><text:span text:style-name="T6"><text:tab/></text:span><text:span text:style-name="T6">std::</text:span><text:span text:style-name="T7">string</text:span><text:span text:style-name="T6"> title;</text:span></text:p><text:p text:style-name="P2"><text:span text:style-name="T6"><text:tab/></text:span><text:span text:style-name="T6">std::</text:span><text:span text:style-name="T7">string</text:span><text:span text:style-name="T6"> description;</text:span></text:p><text:p text:style-name="P2"><text:span text:style-name="T6"><text:tab/></text:span><text:span text:style-name="T6">std::</text:span><text:span text:style-name="T7">string</text:span><text:span text:style-name="T6"> writtenBy;</text:span></text:p><text:p text:style-name="P2"><text:span text:style-name="T6"><text:tab/></text:span><text:span text:style-name="T5">bool</text:span><text:span text:style-name="T6"> checkedOut = </text:span><text:span text:style-name="T5">false</text:span><text:span text:style-name="T6">;</text:span></text:p><text:p text:style-name="P2"><text:span text:style-name="T6"><text:tab/></text:span><text:span text:style-name="T5">int</text:span><text:span text:style-name="T6"> checkOutId = -1;</text:span></text:p><text:p text:style-name="P2"><text:span text:style-name="T5">public</text:span><text:span text:style-name="T6">:</text:span></text:p><text:p text:style-name="P2"><text:span text:style-name="T6"><text:tab/></text:span><text:span text:style-name="T6">Item(std::</text:span><text:span text:style-name="T7">string</text:span><text:span text:style-name="T6">, std::</text:span><text:span text:style-name="T7">string</text:span><text:span text:style-name="T6">, std::</text:span><text:span text:style-name="T7">string</text:span><text:span text:style-name="T6">);</text:span></text:p><text:p text:style-name="P3"><text:span text:style-name="T8"><text:tab/></text:span><text:span text:style-name="T8">~Item();</text:span></text:p><text:p text:style-name="P2"><text:span text:style-name="T6"><text:tab/></text:span><text:span text:style-name="T5">virtual</text:span><text:span text:style-name="T6"> std::</text:span><text:span text:style-name="T7">string</text:span><text:span text:style-name="T6"> display();</text:span></text:p><text:p text:style-name="P2"><text:span text:style-name="T6"><text:tab/></text:span><text:span text:style-name="T5">void</text:span><text:span text:style-name="T6"> checkOut() { checkedOut = </text:span><text:span text:style-name="T5">true</text:span><text:span text:style-name="T6">; };</text:span></text:p><text:p text:style-name="P2"><text:span text:style-name="T6"><text:tab/></text:span><text:span text:style-name="T5">void</text:span><text:span text:style-name="T6"> returnIn() { checkedOut = </text:span><text:span text:style-name="T5">false</text:span><text:span text:style-name="T6">; checkOutId = -1; };</text:span></text:p><text:p text:style-name="P2"><text:span text:style-name="T6"><text:tab/></text:span><text:span text:style-name="T6">std::</text:span><text:span text:style-name="T7">string</text:span><text:span text:style-name="T6"> getTitle() { </text:span></text:p><text:p text:style-name="P3"><text:span text:style-name="T8"><text:tab/></text:span><text:span text:style-name="T8"><text:tab/></text:span><text:span text:style-name="T8">std::transform(title.begin(), title.end(), title.begin(), ::tolower);</text:span></text:p><text:p text:style-name="P2"><text:span text:style-name="T6"><text:tab/></text:span><text:span text:style-name="T6"><text:tab/></text:span><text:span text:style-name="T5">return</text:span><text:span text:style-name="T6"> title; </text:span></text:p><text:p text:style-name="P3"><text:span text:style-name="T8"><text:tab/></text:span><text:span text:style-name="T8">};</text:span></text:p><text:p text:style-name="P2"><text:span text:style-name="T6"><text:tab/></text:span><text:span text:style-name="T5">void</text:span><text:span text:style-name="T6"> setTitle(std::</text:span><text:span text:style-name="T7">string</text:span><text:span text:style-name="T6"> </text:span><text:span text:style-name="T9">newTitle</text:span><text:span text:style-name="T6">) { title </text:span><text:span text:style-name="T10">=</text:span><text:span text:style-name="T6"> </text:span><text:span text:style-name="T9">newTitle</text:span><text:span text:style-name="T6">; }</text:span></text:p><text:p text:style-name="P2"><text:span text:style-name="T6"><text:tab/></text:span><text:span text:style-name="T5">void</text:span><text:span text:style-name="T6"> setDescription(std::</text:span><text:span text:style-name="T7">string</text:span><text:span text:style-name="T6"> </text:span><text:span text:style-name="T9">newDesc</text:span><text:span text:style-name="T6">) { description </text:span><text:span text:style-name="T10">=</text:span><text:span text:style-name="T6"> </text:span><text:span text:style-name="T9">newDesc</text:span><text:span text:style-name="T6">; }</text:span></text:p><text:p text:style-name="P2"><text:span text:style-name="T6"><text:tab/></text:span><text:span text:style-name="T6">std::</text:span><text:span text:style-name="T7">string</text:span><text:span text:style-name="T6"> getDescription() { </text:span><text:span text:style-name="T5">return</text:span><text:span text:style-name="T6"> description; }</text:span></text:p><text:p text:style-name="P2"><text:span text:style-name="T6"><text:tab/></text:span><text:span text:style-name="T6">std::</text:span><text:span text:style-name="T7">string</text:span><text:span text:style-name="T6"> getWrittenBy() { </text:span><text:span text:style-name="T5">return</text:span><text:span text:style-name="T6"> writtenBy; }</text:span></text:p><text:p text:style-name="P2"><text:span text:style-name="T6"><text:tab/></text:span><text:span text:style-name="T5">void</text:span><text:span text:style-name="T6"> setCheckOutId(</text:span><text:span text:style-name="T5">int</text:span><text:span text:style-name="T6"> </text:span><text:span text:style-name="T9">id</text:span><text:span text:style-name="T6">) { checkOutId = </text:span><text:span text:style-name="T9">id</text:span><text:span text:style-name="T6">; checkedOut = </text:span><text:span text:style-name="T5">true</text:span><text:span text:style-name="T6">; };</text:span></text:p><text:p text:style-name="P2"><text:span text:style-name="T6"><text:tab/></text:span><text:span text:style-name="T5">int</text:span><text:span text:style-name="T6"> getCheckOutId() { </text:span><text:span text:style-name="T5">return</text:span><text:span text:style-name="T6"> checkOutId; };</text:span></text:p><text:p text:style-name="P2"><text:span text:style-name="T6"><text:tab/></text:span><text:span text:style-name="T5">bool</text:span><text:span text:style-name="T6"> getStatus() { </text:span><text:span text:style-name="T5">return</text:span><text:span text:style-name="T6"> checkedOut; };</text:span></text:p><text:p/></draw:text-box></draw:frame><draw:frame text:anchor-type="paragraph" draw:z-index="8" draw:style-name="gr8" draw:text-style-name="P5" svg:width="3.4913in" svg:height="3.0969in" svg:x="3.8098in" svg:y="4.1209in"><draw:text-box><text:p>STUDENT CLASS</text:p><text:p text:style-name="P2"><text:span text:style-name="T11">private</text:span><text:span text:style-name="T12">:</text:span></text:p><text:p text:style-name="P2"><text:span text:style-name="T12"><text:tab/></text:span><text:span text:style-name="T12">std::</text:span><text:span text:style-name="T13">string</text:span><text:span text:style-name="T12"> name;</text:span></text:p><text:p text:style-name="P2"><text:span text:style-name="T12"><text:tab/></text:span><text:span text:style-name="T11">long</text:span><text:span text:style-name="T12"> </text:span><text:span text:style-name="T11">int</text:span><text:span text:style-name="T12"> id;</text:span></text:p><text:p text:style-name="P2"><text:span text:style-name="T12"><text:tab/></text:span><text:span text:style-name="T12">std::</text:span><text:span text:style-name="T13">shared_ptr</text:span><text:span text:style-name="T12">&lt;</text:span><text:span text:style-name="T13">Item</text:span><text:span text:style-name="T12">&gt; bookCheckedOut = </text:span><text:span text:style-name="T11">nullptr</text:span><text:span text:style-name="T12">;</text:span></text:p><text:p text:style-name="P2"><text:span text:style-name="T11">public</text:span><text:span text:style-name="T12">:</text:span></text:p><text:p text:style-name="P2"><text:span text:style-name="T12"><text:tab/></text:span><text:span text:style-name="T12">Student(std::</text:span><text:span text:style-name="T13">string</text:span><text:span text:style-name="T12"> </text:span><text:span text:style-name="T14">_name</text:span><text:span text:style-name="T12">, </text:span><text:span text:style-name="T11">long</text:span><text:span text:style-name="T12"> <text:s/></text:span><text:span text:style-name="T11">int</text:span><text:span text:style-name="T12"> </text:span><text:span text:style-name="T14">_id</text:span><text:span text:style-name="T12">) : name(</text:span><text:span text:style-name="T14">_name</text:span><text:span text:style-name="T12">), id(</text:span><text:span text:style-name="T14">_id</text:span><text:span text:style-name="T12">){};</text:span></text:p><text:p text:style-name="P3"><text:span text:style-name="T15"><text:tab/></text:span><text:span text:style-name="T15">~Student();</text:span></text:p><text:p text:style-name="P2"><text:span text:style-name="T12"><text:tab/></text:span><text:span text:style-name="T11">bool</text:span><text:span text:style-name="T12"> hasBook() { </text:span><text:span text:style-name="T11">if</text:span><text:span text:style-name="T12"> (bookCheckedOut </text:span><text:span text:style-name="T16">!=</text:span><text:span text:style-name="T12"> </text:span><text:span text:style-name="T11">nullptr</text:span><text:span text:style-name="T12">) { </text:span><text:span text:style-name="T11">return</text:span><text:span text:style-name="T12"> </text:span><text:span text:style-name="T11">true</text:span><text:span text:style-name="T12">; } };</text:span></text:p><text:p text:style-name="P2"><text:span text:style-name="T12"><text:tab/></text:span><text:span text:style-name="T11">void</text:span><text:span text:style-name="T12"> checkOut(std::</text:span><text:span text:style-name="T13">shared_ptr</text:span><text:span text:style-name="T12">&lt;</text:span><text:span text:style-name="T13">Item</text:span><text:span text:style-name="T12">&gt;);</text:span></text:p><text:p text:style-name="P2"><text:span text:style-name="T12"><text:tab/></text:span><text:span text:style-name="T11">void</text:span><text:span text:style-name="T12"> returnBook();</text:span></text:p><text:p text:style-name="P2"><text:span text:style-name="T12"><text:tab/></text:span><text:span text:style-name="T11">long</text:span><text:span text:style-name="T12"> </text:span><text:span text:style-name="T11">int</text:span><text:span text:style-name="T12"> getId() { </text:span><text:span text:style-name="T11">return</text:span><text:span text:style-name="T12"> id; };</text:span></text:p><text:p text:style-name="P2"><text:span text:style-name="T12"><text:tab/></text:span><text:span text:style-name="T12">std::</text:span><text:span text:style-name="T13">string</text:span><text:span text:style-name="T12"> display();</text:span></text:p><text:p text:style-name="P2"><text:span text:style-name="T12"><text:tab/></text:span><text:span text:style-name="T11">void</text:span><text:span text:style-name="T12"> setName(std::</text:span><text:span text:style-name="T13">string</text:span><text:span text:style-name="T12"> </text:span><text:span text:style-name="T14">_name</text:span><text:span text:style-name="T12">) { name </text:span><text:span text:style-name="T16">=</text:span><text:span text:style-name="T12"> </text:span><text:span text:style-name="T14">_name</text:span><text:span text:style-name="T12">; };</text:span></text:p><text:p text:style-name="P2"><text:span text:style-name="T12"><text:tab/></text:span><text:span text:style-name="T12">std::</text:span><text:span text:style-name="T13">string</text:span><text:span text:style-name="T12"> getName() { </text:span><text:span text:style-name="T11">return</text:span><text:span text:style-name="T12"> name; };</text:span></text:p><text:p text:style-name="P2"><text:span text:style-name="T12"><text:tab/></text:span><text:span text:style-name="T12">std::</text:span><text:span text:style-name="T13">string</text:span><text:span text:style-name="T12"> getTitle() {</text:span></text:p><text:p text:style-name="P3"><text:span text:style-name="T15"><text:tab/></text:span><text:span text:style-name="T15"><text:tab/></text:span><text:span text:style-name="T15">std::transform(name.begin(), name.end(), name.begin(), ::tolower);</text:span></text:p><text:p text:style-name="P2"><text:span text:style-name="T12"><text:tab/></text:span><text:span text:style-name="T12"><text:tab/></text:span><text:span text:style-name="T11">return</text:span><text:span text:style-name="T12"> name;</text:span></text:p><text:p text:style-name="P3"><text:span text:style-name="T15"><text:tab/></text:span><text:span text:style-name="T15">};</text:span></text:p><text:p text:style-name="P2"><text:span text:style-name="T12"><text:tab/></text:span><text:span text:style-name="T12">std::</text:span><text:span text:style-name="T13">shared_ptr</text:span><text:span text:style-name="T12">&lt;</text:span><text:span text:style-name="T13">Item</text:span><text:span text:style-name="T12">&gt; getTakenOutBook() { </text:span><text:span text:style-name="T11">return</text:span><text:span text:style-name="T12"> bookCheckedOut; };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21:19:14.244000000</meta:creation-date>
    <dc:date>2017-06-08T21:23:55.393000000</dc:date>
    <meta:editing-duration>PT4M4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2.2$Windows_x86 LibreOffice_project/37b43f919e4de5eeaca9b9755ed688758a8251fe</meta:generator>
  </office:meta>
</office:document-meta>
</file>